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7.053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06" table:default-cell-style-name="ce4"/>
        <table:table-column table:style-name="co8" table:default-cell-style-name="ce4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10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ECVs used by the CCI project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data types used by the CCI project</text:p>
          </table:table-cell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frequencies used by the CCI project</text:p>
          </table:table-cell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organisations in the CCI project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s used by the CCI project</text:p>
          </table:table-cell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cessing levels used by the CCI project</text:p>
          </table:table-cell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ducts used by the CCI project</text:p>
          </table:table-cell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sensors used by the CCI project</text:p>
          </table:table-cell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07:46.34281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0:10:19.015493179</dc:date>
    <meta:editing-cycles>51</meta:editing-cycles>
    <meta:editing-duration>PT4H36M40S</meta:editing-duration>
    <meta:document-statistic meta:table-count="1" meta:cell-count="66" meta:object-count="0"/>
  </office:meta>
</office:document-meta>
</file>